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Items" style:family="table">
      <style:table-properties style:width="17cm" table:align="margins"/>
    </style:style>
    <style:style style:name="Items.A" style:family="table-column">
      <style:table-column-properties style:column-width="8.5cm" style:rel-column-width="32767*"/>
    </style:style>
    <style:style style:name="Items.B" style:family="table-column">
      <style:table-column-properties style:column-width="8.5cm" style:rel-column-width="32768*"/>
    </style:style>
    <style:style style:name="T1" style:family="text">
      <style:text-properties officeooo:rsid="0000a79a"/>
    </style:style>
    <style:style style:name="T2" style:family="text">
      <style:text-properties officeooo:rsid="0000b5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o de prueba wp-resolate / OpenTBS (<text:span text:style-name="T1">ODT</text:span>)</text:h>
      <text:p text:style-name="Standard">Plantilla: demo-wp-resolate.odt</text:p>
      <text:p text:style-name="Standard">Versión: 1.0</text:p>
      <text:h text:style-name="Heading_20_2" text:outline-level="2">Sección 1 · Campos simples</text:h>
      <text:p text:style-name="Standard">[<text:span text:style-name="T2">name</text:span>;type='text';title='Nombre completo';placeholder='Tu nombre y apellidos';description='Nombre tal como aparece en el DNI';length='120']</text:p>
      <text:p text:style-name="Standard">[<text:span text:style-name="T2">email</text:span>;type='email';title='Correo electrónico';placeholder='tu@dominio.es']</text:p>
      <text:p text:style-name="Standard">[Teléfono;type='text';title='Teléfono';placeholder='+34 600 000 000';pattern='^\+?\d[\d\s\-]{7,}$';patternmsg='Formato de teléfono no válido';description='Admite prefijo internacional, espacios o guiones']</text:p>
      <text:p text:style-name="Standard">[<text:span text:style-name="T2">dni</text:span>;type='text';title='DNI';placeholder='00000000A';pattern='^[0-9]{8}[A-Za-z]$';patternmsg='El DNI debe tener 8 dígitos y una letra final';length='9']</text:p>
      <text:p text:style-name="Standard">[Cuerpo HTML;type='html';title='Cuerpo del documento (HTML)';description='Contenido enriquecido con formato']</text:p>
      <text:p text:style-name="Standard">[Unidades;type='number';title='Unidades';placeholder='0..20';minvalue='0';maxvalue='20';pattern='^(?:0|[1-9]|1[0-9]|20)$';patternmsg='Debe ser un entero entre 0 y 20']</text:p>
      <text:h text:style-name="Heading_20_2" text:outline-level="2">Sección 2 · Repeater (lista de elementos)</text:h>
      <text:p text:style-name="Standard">La siguiente tabla define un bloque repetible llamado items.</text:p>
      <table:table table:name="Items" table:style-name="Items">
        <table:table-column table:style-name="Items.A"/>
        <table:table-column table:style-name="Items.B"/>
        <table:table-row>
          <table:table-cell office:value-type="string">
            <text:p text:style-name="Standard">Título del ítem</text:p>
          </table:table-cell>
          <table:table-cell office:value-type="string">
            <text:p text:style-name="Standard">Contenido (HTML)</text:p>
          </table:table-cell>
        </table:table-row>
        <table:table-row>
          <table:table-cell office:value-type="string">
            <text:p text:style-name="Standard">[items;block=begin][Título ítem;type='text';title='Título del ítem';placeholder='Título';length='120';description='Título corto para el ítem']</text:p>
          </table:table-cell>
          <table:table-cell office:value-type="string">
            <text:p text:style-name="Standard">[Contenido ítem HTML;type='html';title='Contenido (HTML)';description='Texto enriquecido del ítem'][items;block=end]</text:p>
          </table:table-cell>
        </table:table-row>
      </table:table>
      <text:h text:style-name="Heading_20_2" text:outline-level="2">Sección 3 · Campos extra</text:h>
      <text:p text:style-name="Standard">[Observaciones;type='textarea';title='Observaciones';placeholder='Notas opcionales';description='Se mostrará como texto de ayuda bajo el campo';length='500']</text:p>
      <text:p text:style-name="Standard">[Sitio web;type='url';title='Sitio web';placeholder='https://ejemplo.com']</text:p>
      <text:p text:style-name="Standard">[Fecha límite;type='date';title='Fecha límite';minvalue='2025-01-01';maxvalue='2030-12-31';description='Rango permitido 2025–2030'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margin-top="0cm" fo:margin-bottom="0.25cm" style:contextual-spacing="false" style:text-autospace="ideograph-alpha" style:punctuation-wrap="hanging" style:line-break="strict" style:writing-mode="page"/>
      <style:text-properties fo:color="#000000" loext:opacity="100%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emo-wp-resolate</dc:title>
    <meta:creation-date>2025-10-18T17:18:47.360184Z</meta:creation-date>
    <dc:date>2025-10-19T00:30:27.523610000</dc:date>
    <meta:editing-duration>PT5H23M12S</meta:editing-duration>
    <meta:editing-cycles>3</meta:editing-cycles>
    <meta:generator>LibreOffice/25.8.2.2$MacOSX_AARCH64 LibreOffice_project/d401f2107ccab8f924a8e2df40f573aab7605b6f</meta:generator>
    <meta:document-statistic meta:table-count="1" meta:image-count="0" meta:object-count="0" meta:page-count="1" meta:paragraph-count="20" meta:word-count="128" meta:character-count="1739" meta:non-whitespace-character-count="1632"/>
  </office:meta>
</office:document-meta>
</file>